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1023b" officeooo:paragraph-rsid="00433c25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Text_20_body">
      <style:text-properties officeooo:rsid="0013cbe8" officeooo:paragraph-rsid="0013cbe8"/>
    </style:style>
    <style:style style:name="P15" style:family="paragraph" style:parent-style-name="Heading_20_1">
      <style:text-properties officeooo:rsid="001596f6" officeooo:paragraph-rsid="001596f6"/>
    </style:style>
    <style:style style:name="P16" style:family="paragraph" style:parent-style-name="Heading_20_2">
      <style:text-properties officeooo:rsid="001596f6" officeooo:paragraph-rsid="001596f6"/>
    </style:style>
    <style:style style:name="P17" style:family="paragraph" style:parent-style-name="Text_20_body">
      <style:text-properties officeooo:rsid="001596f6" officeooo:paragraph-rsid="001596f6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9" style:family="paragraph" style:parent-style-name="Heading_20_2">
      <style:text-properties officeooo:paragraph-rsid="001596f6"/>
    </style:style>
    <style:style style:name="P20" style:family="paragraph" style:parent-style-name="Heading_20_2">
      <style:text-properties officeooo:paragraph-rsid="0015b9c2"/>
    </style:style>
    <style:style style:name="P21" style:family="paragraph" style:parent-style-name="Text_20_body">
      <style:text-properties officeooo:paragraph-rsid="0015b9c2"/>
    </style:style>
    <style:style style:name="P22" style:family="paragraph" style:parent-style-name="Text_20_body">
      <style:text-properties officeooo:rsid="001131e6" officeooo:paragraph-rsid="001131e6"/>
    </style:style>
    <style:style style:name="P23" style:family="paragraph" style:parent-style-name="Text_20_body">
      <style:text-properties style:font-name="Liberation Sans" officeooo:paragraph-rsid="0015b9c2"/>
    </style:style>
    <style:style style:name="P24" style:family="paragraph" style:parent-style-name="Text_20_body">
      <style:text-properties style:font-name="Liberation Sans" officeooo:rsid="002b069a" officeooo:paragraph-rsid="002b069a"/>
    </style:style>
    <style:style style:name="P25" style:family="paragraph" style:parent-style-name="Text_20_body">
      <style:text-properties style:font-name="Liberation Sans" officeooo:paragraph-rsid="002b069a"/>
    </style:style>
    <style:style style:name="P26" style:family="paragraph" style:parent-style-name="Text_20_body">
      <style:text-properties officeooo:rsid="00171a09" officeooo:paragraph-rsid="00171a09"/>
    </style:style>
    <style:style style:name="P27" style:family="paragraph" style:parent-style-name="Text_20_body">
      <style:text-properties officeooo:rsid="0018d777" officeooo:paragraph-rsid="0018d777"/>
    </style:style>
    <style:style style:name="P28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9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0" style:family="paragraph" style:parent-style-name="Text_20_body">
      <style:text-properties fo:color="#000000" loext:opacity="100%" style:font-name="Liberation Sans" fo:font-size="12pt" officeooo:rsid="004486cd" officeooo:paragraph-rsid="004486cd" fo:background-color="#ffffff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3" style:family="paragraph" style:parent-style-name="Text_20_body">
      <style:text-properties officeooo:rsid="002fc83a" officeooo:paragraph-rsid="002fc83a"/>
    </style:style>
    <style:style style:name="P34" style:family="paragraph" style:parent-style-name="Text_20_body">
      <style:text-properties officeooo:rsid="003292d1" officeooo:paragraph-rsid="003292d1"/>
    </style:style>
    <style:style style:name="P35" style:family="paragraph" style:parent-style-name="Heading_20_2">
      <style:text-properties officeooo:rsid="003292d1" officeooo:paragraph-rsid="003292d1"/>
    </style:style>
    <style:style style:name="P36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9822d"/>
    </style:style>
    <style:style style:name="P37" style:family="paragraph" style:parent-style-name="Text_20_body">
      <style:text-properties officeooo:rsid="0012e560" officeooo:paragraph-rsid="00433c25"/>
    </style:style>
    <style:style style:name="P38" style:family="paragraph" style:parent-style-name="Text_20_body">
      <style:text-properties officeooo:paragraph-rsid="00433c25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c25" style:font-weight-asian="bold" style:font-weight-complex="bold"/>
    </style:style>
    <style:style style:name="T5" style:family="text">
      <style:text-properties fo:font-weight="bold" officeooo:rsid="0012e560" style:font-weight-asian="bold" style:font-weight-complex="bold"/>
    </style:style>
    <style:style style:name="T6" style:family="text">
      <style:text-properties officeooo:rsid="001131e6"/>
    </style:style>
    <style:style style:name="T7" style:family="text">
      <style:text-properties officeooo:rsid="0013cbe8"/>
    </style:style>
    <style:style style:name="T8" style:family="text">
      <style:text-properties officeooo:rsid="001596f6"/>
    </style:style>
    <style:style style:name="T9" style:family="text">
      <style:text-properties fo:color="#000000" loext:opacity="100%" fo:background-color="#ffffff" loext:char-shading-value="0"/>
    </style:style>
    <style:style style:name="T10" style:family="text">
      <style:text-properties fo:color="#000000" loext:opacity="100%" officeooo:rsid="0015b9c2" fo:background-color="#ffffff" loext:char-shading-value="0"/>
    </style:style>
    <style:style style:name="T11" style:family="text">
      <style:text-properties officeooo:rsid="0015b9c2"/>
    </style:style>
    <style:style style:name="T12" style:family="text">
      <style:text-properties officeooo:rsid="00171a09"/>
    </style:style>
    <style:style style:name="T13" style:family="text">
      <style:text-properties officeooo:rsid="0018d777"/>
    </style:style>
    <style:style style:name="T14" style:family="text">
      <style:text-properties officeooo:rsid="0019bf3d"/>
    </style:style>
    <style:style style:name="T15" style:family="text">
      <style:text-properties officeooo:rsid="001a104f"/>
    </style:style>
    <style:style style:name="T16" style:family="text">
      <style:text-properties officeooo:rsid="0023fcd4"/>
    </style:style>
    <style:style style:name="T17" style:family="text">
      <style:text-properties officeooo:rsid="00273c8c"/>
    </style:style>
    <style:style style:name="T18" style:family="text">
      <style:text-properties officeooo:rsid="00280d9b"/>
    </style:style>
    <style:style style:name="T19" style:family="text">
      <style:text-properties officeooo:rsid="00291910"/>
    </style:style>
    <style:style style:name="T20" style:family="text">
      <style:text-properties officeooo:rsid="002b069a"/>
    </style:style>
    <style:style style:name="T21" style:family="text">
      <style:text-properties officeooo:rsid="002b477a"/>
    </style:style>
    <style:style style:name="T22" style:family="text">
      <style:text-properties officeooo:rsid="002c7141"/>
    </style:style>
    <style:style style:name="T23" style:family="text">
      <style:text-properties officeooo:rsid="002dcc02"/>
    </style:style>
    <style:style style:name="T24" style:family="text">
      <style:text-properties officeooo:rsid="0031a0e9"/>
    </style:style>
    <style:style style:name="T25" style:family="text">
      <style:text-properties officeooo:rsid="003495b1"/>
    </style:style>
    <style:style style:name="T26" style:family="text">
      <style:text-properties officeooo:rsid="0035add9"/>
    </style:style>
    <style:style style:name="T27" style:family="text">
      <style:text-properties officeooo:rsid="0035e7ff"/>
    </style:style>
    <style:style style:name="T28" style:family="text">
      <style:text-properties officeooo:rsid="0038b4fa"/>
    </style:style>
    <style:style style:name="T29" style:family="text">
      <style:text-properties officeooo:rsid="000d6e79"/>
    </style:style>
    <style:style style:name="T30" style:family="text">
      <style:text-properties officeooo:rsid="0011179b"/>
    </style:style>
    <style:style style:name="T31" style:family="text">
      <style:text-properties officeooo:rsid="003cd5bc"/>
    </style:style>
    <style:style style:name="T32" style:family="text">
      <style:text-properties officeooo:rsid="003d4d6b"/>
    </style:style>
    <style:style style:name="T33" style:family="text">
      <style:text-properties officeooo:rsid="003ea738"/>
    </style:style>
    <style:style style:name="T34" style:family="text">
      <style:text-properties officeooo:rsid="0041a5dc"/>
    </style:style>
    <style:style style:name="T35" style:family="text">
      <style:text-properties officeooo:rsid="0012e560"/>
    </style:style>
    <style:style style:name="T36" style:family="text">
      <style:text-properties officeooo:rsid="004486cd"/>
    </style:style>
    <style:style style:name="T37" style:family="text">
      <style:text-properties officeooo:rsid="0045ff30"/>
    </style:style>
    <style:style style:name="T38" style:family="text">
      <style:text-properties officeooo:rsid="004628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4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21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6">Gawk has a “-i” option which is like “-f”<text:span text:style-name="T29"> </text:span><text:span text:style-name="T30">but will only include any given file once. </text:span><text:span text:style-name="T32">W</text:span><text:span text:style-name="T30">ill produce an error message if the same file is included through both -i &amp; -f. </text:span><text:span text:style-name="T32">Implemented</text:span></text:p>
      <text:p text:style-name="P7">@include <text:span text:style-name="T21">(gawk extension) </text:span><text:span text:style-name="T34">implemented</text:span><text:span text:style-name="T31">.</text:span></text:p>
      <text:p text:style-name="P31">@namespace<text:span text:style-name="T1"> </text:span><text:span text:style-name="T21">(gawk extension). </text:span><text:span text:style-name="T33">I</text:span><text:span text:style-name="T31">mplemented</text:span><text:span text:style-name="T22">.</text:span></text:p>
      <text:p text:style-name="P32">@import (possible awkpy extension) Gawk allows ex<text:span text:style-name="T23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4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8">nawk &amp; gawk but not POSIX allow “func” as an alias of “function”. It would be a 1 line change in the parser, <text:span text:style-name="T26">but the POSIX standard includes this “This has been deprecated by the authors of the language, who asked that it not be specified.” so I probably won’t</text:span></text:p>
      <text:p text:style-name="P18">The POSIX standard says </text:p>
      <text:p text:style-name="P5">“Either the pattern or the action (including the enclosing brace characters) can be omitted.</text:p>
      <text:p text:style-name="P5">A missing pattern shall match any record of input, and a missing action shall be equivalent to:</text:p>
      <text:p text:style-name="P5"><text:soft-page-break/>{ print }”</text:p>
      <text:p text:style-name="P18">Omitted patterns are fully implemented. Omitted action is planned, but medium <text:span text:style-name="T11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6"><text:span text:style-name="T3">delete</text:span>: not implemented: medium priority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10"><text:span text:style-name="T3">for</text:span>(init<text:span text:style-name="T6">ialiser</text:span>, condition, incr) statement (nawk) fully implemented</text:p>
      <text:p text:style-name="P37"><text:span text:style-name="T3">print</text:span> (to stdout) <text:span text:style-name="T2"><text:s/>(nawk) implemented, </text:span>may not have all edge case<text:span text:style-name="T25">s implemented</text:span></text:p>
      <text:p text:style-name="P38"><text:span text:style-name="T5">print</text:span><text:span text:style-name="T4">f</text:span><text:span text:style-name="T35"> (to stdout) </text:span><text:span text:style-name="T2"><text:s/>(nawk) implemented, </text:span>as a simple wrapper around sprintf, may not have all edge cases implemented</text:p>
      <text:p text:style-name="P14">other I/O not implemented yet. Priority of each case needs t<text:span text:style-name="T25">o</text:span> be determined.</text:p>
      <text:p text:style-name="P12">Expressions</text:p>
      <text:p text:style-name="P26">Most unary &amp; binary operators are recognised and passed straight through to Python, ev<text:span text:style-name="T16">e</text:span>n though in a couple of cases the priority of the operators is different in the two languages.</text:p>
      <text:p text:style-name="P26">++,-- are recognised &amp; implemented through subroutines</text:p>
      <text:p text:style-name="P26">Indirect function calls (Gawk extension) not yet implemented <text:span text:style-name="T13">but look interesting.</text:span></text:p>
      <text:p text:style-name="P33">Gawk optionally includes arbitrary-precision math libraries. Python ones such as mpmath or the standard decimal are available. Check t osee how much work would be required to interface one.</text:p>
      <text:p text:style-name="P35">Lexer</text:p>
      <text:p text:style-name="P34">As the first stage of compilation, the source programs are broken up into a series of tokens (names, strings, operators, etc.) by a routine known as the lexer. <text:span text:style-name="T31">This has recently been replaced by a better one.</text:span>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2">input from stdin<text:span text:style-name="T2"> (nawk) fully implemented</text:span></text:p>
      <text:p text:style-name="P17">NB: POSIX spec says “The standard input shall be used only if no file operands are specified, or if <text:soft-page-break/>a file operand is '-', or if a progfile option-argument is '-'” The first two parts of this are implemented, the option-argument is planned, priority medium</text:p>
      <text:p text:style-name="P17"><text:span text:style-name="T6">-</text:span><text:span text:style-name="T7">v var=value (nawk) </text:span><text:span text:style-name="T20">implemented for scalars. Need to research how it affects arrays</text:span></text:p>
      <text:p text:style-name="P33">var=value variable-assignment arguments (since early awk) implemented. </text:p>
      <text:p text:style-name="P22">-F <text:span text:style-name="T8">x, </text:span><text:span text:style-name="T38">implemented by translating to</text:span><text:span text:style-name="T8"> -v FS=x</text:span></text:p>
      <text:p text:style-name="P15">Environment Variables</text:p>
      <text:p text:style-name="P17"><text:span text:style-name="T20">ENVIRON Read implemented by copying to a local dict </text:span><text:span text:style-name="T28">during start-up</text:span><text:span text:style-name="T20">. No reverse copy provided, </text:span><text:span text:style-name="T28">required before creating the ability to execute external programs, m</text:span><text:span text:style-name="T20">edium</text:span> priority.</text:p>
      <text:p text:style-name="P15">Built-in Functions</text:p>
      <text:p text:style-name="Heading_20_2">POSIX</text:p>
      <text:p text:style-name="P29">Implemented: <text:s/>atan2, cos, exp, int, length, rand, sprintf<text:span text:style-name="T36">(*)</text:span>, srand, sin, split, substr, sqrt, tolower, toupper</text:p>
      <text:p text:style-name="P29">Not Implemented: close, gsub, index, log, match, sub, system. <text:span text:style-name="T18">All high priority.</text:span></text:p>
      <text:p text:style-name="P30">(*) sprintf does not currently implement the %e/%E specifier so %e, %<text:span text:style-name="T37">E</text:span>, %g <text:span text:style-name="T37">and</text:span> %G are treated identically to %f</text:p>
      <text:p text:style-name="P20">GAWK extensions</text:p>
      <text:p text:style-name="P21">systime(), strftime(format, timestamp<text:span text:style-name="T12">) unimplemented, </text:span><text:span text:style-name="T13">medium </text:span><text:span text:style-name="T12">priority. </text:span><text:span text:style-name="T17">Should be easy as python &amp; AWK have very similar functions; </text:span><text:span text:style-name="T19">in both cases, the local version of strftime seem to be thin wrappers over the standard C function</text:span></text:p>
      <text:p text:style-name="P21">mkbool(<text:span text:style-name="T13">) unimplemented. Priority uncertain</text:span></text:p>
      <text:p text:style-name="P27">asort, asorti. Unimplemented. Medium priority</text:p>
      <text:p text:style-name="P27">gensub. <text:span text:style-name="T14">Unimplemented, low priority</text:span></text:p>
      <text:p text:style-name="P27">patsplit, strtonum. <text:span text:style-name="T15">Unimplemented, uncertain </text:span><text:span text:style-name="T27">priority</text:span></text:p>
      <text:p text:style-name="P27"/>
      <text:p text:style-name="P21"/>
      <text:p text:style-name="P15">Built-in Variables</text:p>
      <text:p text:style-name="P19">POSIX</text:p>
      <text:p text:style-name="P23"><text:span text:style-name="T10">Implemented: </text:span><text:span text:style-name="T9">ARGC, </text:span>ARGV, ENVIRON, FILENAME, FNR, FS, NF, NR, OFS <text:s/></text:p>
      <text:p text:style-name="P25"><text:span text:style-name="T11">Not Implemented (priority medium-high) </text:span><text:span text:style-name="T20">ARGIND, </text:span>CONVFMT, ERRNO, FILENAME, OFMT, ORS, RLENGTH, RS, RSTART, SUBSEP,SYMTAB</text:p>
      <text:p text:style-name="P24">Not implemented, priority (medium-low ) FUNCTAB</text:p>
      <text:p text:style-name="P24">PROCINFO Not implemented, will probably be implemented in stages</text:p>
      <text:p text:style-name="P16"><text:soft-page-break/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46</meta:editing-cycles>
    <meta:creation-date>2008-08-22T11:41:04</meta:creation-date>
    <dc:date>2022-09-29T11:25:12.894168889</dc:date>
    <meta:editing-duration>PT11H51M41S</meta:editing-duration>
    <meta:document-statistic meta:table-count="0" meta:image-count="0" meta:object-count="0" meta:page-count="4" meta:paragraph-count="73" meta:word-count="826" meta:character-count="5425" meta:non-whitespace-character-count="4665"/>
  </office:meta>
</office:document-meta>
</file>